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style:text-line-through-style="solid"/>
    </style:style>
    <style:style style:name="T2" style:family="text">
      <style:text-properties style:text-line-through-style="none"/>
    </style:style>
    <style:style style:name="T3" style:family="text">
      <style:text-properties style:text-line-through-style="none" style:text-underline-style="solid" style:text-underline-width="auto" style:text-underline-color="font-color"/>
    </style:style>
    <style:style style:name="T4" style:family="text">
      <style:text-properties style:text-line-through-style="none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3FF16_4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3, FF 16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, Hebrew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Interfaith marriage.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9</text:p>
      <text:p text:style-name="P5">Number of Sheets<text:tab/><text:tab/><text:tab/><text:tab/>3</text:p>
      <text:p text:style-name="P5">Fragment<text:tab/><text:tab/><text:tab/><text:tab/><text:tab/></text:p>
      <text:p text:style-name="P5">Pagination <text:tab/><text:tab/><text:tab/><text:tab/><text:tab/>Y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Felix Kronstein</text:p>
      <text:p text:style-name="P5">Additional Places mentioned: Hungary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/>
      <text:p text:style-name="P3">[Front Cover]</text:p>
      <text:p text:style-name="P3">[Note: The number "84" is written in pencil and circled in the top right corner of the page.]</text:p>
      <text:p text:style-name="P2">An admonitory lecture./</text:p>
      <text:p text:style-name="P2"/>
      <text:p text:style-name="P3">[Page 1]</text:p>
      <text:p text:style-name="P3">Brethren. <text:s/>I have not forgotten that my promise/ has been fulfilled, only partially. <text:s/>The third subject<text:span text:style-name="T1">s</text:span><text:span text:style-name="T2">/ of the series which I considered it might be of some use/ to deliver, remains yet untouched. <text:s/>To escape the charge/ of neglect, I might speak of numerous calls on my time,/ within and without the line of a minister's duty. <text:s/>But/ in all reality the direct cause of the delay is one, which I/ must summon courage to fight and conquer. <text:s/>It is the/ fear of approaching at all a question more abstruse than/ even that of the existence of God or Revelation, which I have/ already discussed at some length. <text:s/>For while the first-/named has Creation for its testimony [Hebrew], and the second/ can point to the permanence of Israel as its clear evi-/-dence [Hebrew], the immortality of the soul is a metaphysical/ abstraction. <text:s/>It has indeed a close connection with the/ idea we hold of Divine Justice and a heavenly teaching, but/ to explain it in a lucid and persuasive manner; to set/ forth in popular language reasons and arguments which/ will carry home conviction</text:span><text:span text:style-name="T1">s</text:span><text:span text:style-name="T2"> to unprejudiced minds, is a/ task of no light weight. <text:s/>I shall nevertheless/</text:span></text:p>
      <text:p text:style-name="P6"/>
      <text:p text:style-name="P6">[Page 2]</text:p>
      <text:p text:style-name="P6">bend under it, and produce before long the result/ of my best endeavours./</text:p>
      <text:p text:style-name="P3"><text:span text:style-name="T2">To day I will draw a moral from current events. <text:s/>Not/ because I am ambitious to be thought an habitual </text:span><text:soft-page-break/><text:span text:style-name="T2">croaker,/ not for the sake of complaining do I relate what sounds/ as a censure and not as a praise. <text:s/>It would be an/ abuse and perversion of the privileges which the pul-/-pit confers, to present the dark side of humanity./ <text:s/>But my vocation requires that I keep watch over the/ interest of my people Israel, and I see fit therefore/ to report now and then to my charges what happens/ within the Jewish fold./</text:span></text:p>
      <text:p text:style-name="P3"><text:span text:style-name="T2">Dear hearers. <text:s/>A sudden change has taken place in our midst./ <text:s/>They who were satisfied with themselves are now crest-/fallen. <text:s/>You will remember that in the days of Jere-/-miah, when he uttered laments because the word of/ the Lord in the month of the true had become a reproach,/ many travelled[sic!] about and professed to be Doctors. <text:s/>I/ will let the man of Anathoth himself tell what he/ noticed. <text:s/>"Both prophet and priest have acted falsely./ <text:s/>They have cured very easily the breach of my people, by/ saying 'it will be well, all well,' but it </text:span><text:span text:style-name="T1">it</text:span><text:span text:style-name="T2"> is not well"/ [Hebrew]/</text:span></text:p>
      <text:p text:style-name="P6"/>
      <text:p text:style-name="P6">[Page 3]</text:p>
      <text:p text:style-name="P3"><text:span text:style-name="T2">A similar thing occurred with us previous to the Anti-/semitic agitation in learned Germany. <text:s/>Doctors hailing/ principally from that </text:span><text:span text:style-name="T3">civilized</text:span><text:span text:style-name="T4"> land, gave us the assurance/ that notwithstanding the occasional breach of peace in/ benighted countries against our suffering brethren, Jews were/ all right, where the light of progress had diffused its genial/ heat. <text:s/>The reign of equality had been there firmly set/ up. <text:s/>No doubts need be entertained any more about a/ steady advancement. <text:s/>But now one of those Doctors/ comes forward &amp; of his own accord makes this doleful confession./ <text:s/>'The cosmopolitan era of our vision is still very far; the/ deluge of barbarism is not over yet." <text:s/>At that ingenious/ acknowledgment I recall the recommendation of the Rabbis/ and recognizing its wisdom, exclaim as directed [Hebrew]/ [Hebrew] "Whatever God does is for the best." <text:s/>I/ myself did not require the outburst of fanaticism which/ startled Europe and free America to satisfy me that Israel's/ salvation must proceed from the Lord and not from speculative/ science and experimental philosophy. <text:s/>But it is good/ that an untward[sic!] event should convince the incredulous of that/ tried fact. <text:s/>We may hope that a large number who/</text:span></text:p>
      <text:p text:style-name="P7"/>
      <text:p text:style-name="P7">[Page 4]</text:p>
      <text:p text:style-name="P7">have rushed into the seductive arms of "Rationalism" will/ draw back abashed and confused, ready to lend a willing/ ear to the lessons of Mosaism. <text:s/>They will do so if they/ only carefully study incidents affecting their own race./ <text:s/>It is perhaps my misfortune to come across with pa-/-pers that keep alive in my breast a feeling of insecurity/ about the enjoyment of our rights where Gentilism pre-/-vails. <text:s/>I would delight to read that not retro-/-gression but progress is the sight offered by nations/ who pride themselves in having humanized the world./ <text:s/>But I do not see it, and I cannot deceive myself/ and those who have appointed me as their sentinel./</text:p>
      <text:p text:style-name="P7"><text:tab/>Since 1867 when Austria reconciliated Hungary/ over whom she had long domineered, by swearing to main-/-tain her new constitution, the union of the two peoples im-/-proved very greatly the condition of the Jewish inhabitants./ <text:s/>Liberties denied heretofore were granted. <text:s/>The avenues to/ civil and political preferments were opened to all./ <text:s/>Colleges and seminaries are being presided over by men, not/ long ago shut up in distinct localities. <text:s/>Those who worship in/ a synagogue, sit at present in council with the devotees of the/ church. <text:s/>The statute-book has warranted the permanence/ </text:p>
      <text:p text:style-name="P7"/>
      <text:p text:style-name="P7">[Page 5]</text:p>
      <text:p text:style-name="P7">of this gratifying state of affairs. <text:s/>But evil example/ is contagious, specially so when viewed from a short distance./ <text:s/>The fire of prejudice that raged in Berlin could not fail to re-/-kindle the smouldering[sic!] embers of fanaticism in cities lying/ by the Danube. <text:s/>What if the new Constitution possesses/ broad folds to cover up Jews from danger; the old can be/ revived to expose them to injury. <text:s/>For it suits our ene-/-mies to invoke ancient authorities, when the will of the popu-/-lace sides therewith./</text:p>
      <text:p text:style-name="P7">In [?] of Hungary live an Israelite called Felix Kronstein and/ his wife. <text:s/>The latter originally belonged <text:soft-page-break/>to the Roman church,/ but, as not infrequent<text:span text:style-name="T1">ly</text:span> in countries, where freedom dazzles our people/ and blinds them to their real interest; to a future domestic happiness,/ the Jew married the christian. <text:s/>It has been asserted that she/ voluntarily accepted our religion by going through the process en-/-joined by the laws for the admission of a female proselyte./ <text:s/>At all events, at the birth of her first son, she agreed to her husband's/ wishes. <text:s/>The boy must enter the Abrahamic covenant, and be/ raised as an Israelite. <text:s/>How great the surprise when the/ local Rabbi who had been invited to participate in the ceremony,/ dissuaded the pair from publicly taking that step, lest ill-will/ be stirred up against our race. <text:s/>He assured them that their/ </text:p>
      <text:p text:style-name="P7"/>
      <text:p text:style-name="P7">[Page 6]</text:p>
      <text:p text:style-name="P7">marriage would be condemned by the law, and their child/ taken away. <text:s/>But did they not live in that Hungary/ emancipated and liberal? <text:s/>The father of the child/ shocked and incensed would test the case. <text:s/>He applies/ to a magistrate, who refers him <text:span text:style-name="T1">him</text:span> to the chief clerk/ of the courts. <text:s/>This promises to communicate with him/ very soon, and state what the rules actually were. <text:s/>Felix/ Kronstein receives from Pesth an official document signed by/ the authorities. <text:s/>In it the Jew is plainly told that the/ woman he abides with is not his lawful wife, that her/ conversion is null and void, for she dared not exchange/ Catholicism for Judaism; that the union between two persons/ of different creeds is not considered valid in Hungary, that/ a Rabbi must not venture to bring it about, and that the/ child belongs to the Church. <text:s/>Within three days its mother/ must <text:span text:style-name="T1">it</text:span> have it baptised[sic!] to prevent the exercise of legal force./ <text:s/>Our Hungarian coreligionists have not quietly submitted to/ so high-handed a measure; to so flagrant a breach of the/ constitution guaranteeing freedom of conscience. <text:s/>They appealed/ to the Minister of Worship--the officer so called in lands, having/ an established religion. <text:s/>And as that official confirmed the/</text:p>
      <text:p text:style-name="P7"/>
      <text:p text:style-name="P7">[Page 7]</text:p>
      <text:p text:style-name="P7">decision of the temporal powers, they have brought their/ wrongs before the bar of public opinion, and doubtless they will/ not rest until those wrongs are redressed. <text:s/>The journal/ in which I have read the unpleasant episode, pours forth a/ volume of wrath against a country which thus shamelessly/ goes back on her own word, which takes advantage of a/ renewal of inveterate bigotry, to rake up old laws and rob/ her subjects of rights purchased at immense sacrifices. <text:s/>I/ and you all naturally coincide with the writer. <text:s/>We say God-/speed to our brethren of whatever language and nationality, who/ claim the inaliableness[sic!] of their acquired immunities. <text:s/>And we/ hope that they will not cease agitating, till their efforts are crowned/ with success./</text:p>
      <text:p text:style-name="P7">Still, we cannot prevent a disagreeable thought from intruding/ on our minds. <text:s/>The rod of Divine judgment is suspended over/ our heads. <text:s/>Whenever we imagine to be at security, and no/ longer in need of leaning on God for support, the rod descends/ and gives us significant blows. <text:s/>Yesterday in Prussia, to day/ in Hungary. <text:s/>May we Jews of America never feel its strokes./ <text:s/>I repeat [Hebrew]. <text:s/>"All that God does is for/ the best." <text:s/>These recent events may have taught our/ Doctors who said "it is all well" that is not well, so long/</text:p>
      <text:p text:style-name="P7"/>
      <text:p text:style-name="P7">[Page 8]</text:p>
      <text:p text:style-name="P7">as Israel forsakes his trust, and postpones duty to right./ <text:s/>It is a fatal error which we have imbibed from our neigh-/-bors to believe that we have no other cause than that of/ our rights to fight for. <text:s/>The cause of duty, which ought/ to stand preeminently in our thoughts we do not see,/ or we do not deem worth struggling for. <text:s/>Hence Jewish/ degeneracy. <text:s/>Had the Maccabees shared that opinion,/ they would not have opposed the will of Antiochus, and/ our divine commission would have come to an end. <text:s/>Had/ our martyrs been impressed with the same idea they would/ have basked in the sun-shine of imperialism and left the/ future to take care of itself. <text:s/>But because they felt pro-/-foundly convinced that a solemn obligation was to be per-/-formed, they rose equal to it and despite the thumbscrew/ and the rack, <text:soft-page-break/>challenged a world to <text:span text:style-name="T1">crush their spirits.</text:span> compel a surrender./ <text:s/>Oh if our young men and women who have the happiness to/ call this their country, understood how very much their/ devotion to the ancestral cause will influence Israel and/ indirectly the human race; if they would resist, more than/ Felix Kronstein did, the allurements which must withdraw/ their offspring voluntarily or involuntarily from a mono-/-theistic doctrine and lead them to the fold of a popular trinitarian/ creed!/</text:p>
      <text:p text:style-name="P7"/>
      <text:p text:style-name="P7">[Page 9]</text:p>
      <text:p text:style-name="P7">If they would conform with the practices of Mosaism,/ were it even for the sake of the main principle underlying it, and/ which those practices support and preserve, we might re-/-joice that here Duty and Right hold each other in a/ sweet embrace; Liberty and the Torah are clasped to-/-gether./</text:p>
      <text:p text:style-name="P7">I can only pray that we will all ponder on what we/ learn, and gain wisdom by experience; that although we/ may have had reasons in the past to lament shortcomings/ and notably that which is most fatal to our interests, mixed/ <text:span text:style-name="T1">and</text:span> matrimonial alliances--we shall in the future as/ teachers and parents have occasion to exclaim in the/ language of Isaiah "We have not labored in vain, nor/ brought forth for trouble, for these are the seed of the blessed/ of the Lord, and their offspring are with them. <text:s/>Amen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3T15:37:10.53</meta:creation-date>
    <dc:date>2013-02-14T11:56:17.92</dc:date>
    <meta:editing-duration>PT40M12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5" meta:paragraph-count="87" meta:word-count="2020" meta:character-count="12271"/>
  </office:meta>
</office:document-meta>
</file>